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3.988cm" table:align="left"/>
    </style:style>
    <style:style style:name="Table1.A" style:family="table-column">
      <style:table-column-properties style:column-width="4.632cm"/>
    </style:style>
    <style:style style:name="Table1.C" style:family="table-column">
      <style:table-column-properties style:column-width="4.724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C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2"/>
    <style:style style:name="P12" style:family="paragraph" style:parent-style-name="Text_20_body">
      <style:paragraph-properties fo:padding="0.051cm" fo:border="0.002cm solid #000000" style:shadow="none"/>
    </style:style>
    <style:style style:name="P13" style:family="paragraph" style:parent-style-name="Text_20_body">
      <style:paragraph-properties fo:padding="0cm" fo:border="none" style:shadow="non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Preformatted_20_Text">
      <style:paragraph-properties fo:margin-top="0cm" fo:margin-bottom="0.499cm"/>
    </style:style>
    <style:style style:name="P18" style:family="paragraph" style:parent-style-name="Text_20_body">
      <style:text-properties style:font-name="Courier New"/>
    </style:style>
    <style:style style:name="P19" style:family="paragraph" style:parent-style-name="Text_20_body">
      <style:paragraph-properties fo:margin-top="0cm" fo:margin-bottom="0cm"/>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parent-style-name="Strong_20_Emphasis">
      <style:text-properties fo:font-weight="normal" style:font-weight-asian="normal" style:font-weight-complex="normal"/>
    </style:style>
    <style:style style:name="T4" style:family="text" style:parent-style-name="Source_20_Text">
      <style:text-properties fo:color="#007700"/>
    </style:style>
    <style:style style:name="T5" style:family="text" style:parent-style-name="Source_20_Text">
      <style:text-properties fo:color="#0000bb"/>
    </style:style>
    <style:style style:name="T6" style:family="text" style:parent-style-name="Source_20_Text">
      <style:text-properties fo:color="#ff8000"/>
    </style:style>
    <style:style style:name="T7" style:family="text" style:parent-style-name="Source_20_Text">
      <style:text-properties fo:color="#dd000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Implementation plan</text:p>
      <text:p text:style-name="P3"/>
      <text:p text:style-name="P3"/>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text:s text:c="2"/>Introduction<text:tab/>3</text:p>
          <text:p text:style-name="P6"><text:s text:c="2"/>Structure of this document.<text:tab/>4</text:p>
          <text:p text:style-name="P6"><text:s text:c="2"/>Controllers<text:tab/>5</text:p>
          <text:p text:style-name="P7"><text:s text:c="2"/>General principles<text:tab/>5</text:p>
          <text:p text:style-name="P6"><text:s text:c="2"/>Asynchronous access<text:tab/>6</text:p>
          <text:p text:style-name="P7"><text:s text:c="2"/>Replacing the content of an element <text:tab/>6</text:p>
          <text:p text:style-name="P6"><text:s text:c="2"/>Thingies that are useful<text:tab/>7</text:p>
          <text:p text:style-name="P7"><text:s text:c="2"/>Message and error feedback<text:tab/>7</text:p>
          <text:p text:style-name="P7"><text:s text:c="2"/>Return page stack<text:tab/>7</text:p>
          <text:p text:style-name="P7"><text:s text:c="2"/>Updates to new versions<text:tab/>7</text:p>
          <text:p text:style-name="P6"><text:s text:c="2"/>Documentation<text:tab/>8</text:p>
          <text:p text:style-name="P7"><text:s text:c="2"/>Controllers<text:tab/>8</text:p>
          <text:p text:style-name="P7"><text:s text:c="2"/>Views<text:tab/>8</text:p>
          <text:p text:style-name="P6"><text:s text:c="2"/>Database Character set and Collation<text:tab/>9</text:p>
          <text:p text:style-name="P7"><text:s text:c="2"/>Character set<text:tab/>9</text:p>
          <text:p text:style-name="P7"><text:s text:c="2"/>Collation<text:tab/>9</text:p>
          <text:p text:style-name="P7"><text:s text:c="2"/>Implications<text:tab/>9</text:p>
          <text:p text:style-name="P7"><text:s text:c="2"/>Comments from MySQL Forum <text:tab/>10</text:p>
        </text:index-body>
      </text:table-of-content>
      <text:p text:style-name="Text_20_body"/>
      <text:h text:style-name="P8" text:outline-level="1">Introduction</text:h>
      <text:p text:style-name="Text_20_body">The Aigaion bibliography system has evolved from a basic bibliography manager to a dedicated system offering users support in organizing their bibliographies. Over time it has attracted a widespread user base, which in turn has led to the development of many improvements and extensions. In order to be able to offer more flexible integration of Aigaion in other systems and to enable easier functionality enhancements, a new core software architecture is needed.</text:p>
      <text:p text:style-name="Text_20_body">In this document we discuss a multitude of issues and considerations <text:span text:style-name="T1">that crop up in the process of implementing the design as discussed in the Aigaion 2 Development Plan.</text:span></text:p>
      <text:p text:style-name="P9">This document is mainly intended for support of internal discussion and for recording some implementation decisions.</text:p>
      <text:p text:style-name="Text_20_body"/>
      <text:p text:style-name="P10">The Aigaion Team.</text:p>
      <text:p text:style-name="P10"/>
      <text:h text:style-name="P8" text:outline-level="1">Structure of this document.</text:h>
      <text:p text:style-name="Text_20_body">There is none, yet. Right now this is just a long list of random topics that we want to write down that bear some relevance to our implementation process.</text:p>
      <text:h text:style-name="P8" text:outline-level="1">Controllers</text:h>
      <text:p text:style-name="Text_20_body">Here we start to build up a list of CI controllers that we expect to implement. First we record some general principles that will lead the choices. After that we will start to list the controllers.</text:p>
      <text:h text:style-name="Heading_20_2" text:outline-level="2">General principles</text:h>
      <text:p text:style-name="Text_20_body"/>
      <text:p text:style-name="Text_20_body">There are different types of controllers. </text:p>
      <text:list text:style-name="L2">
        <text:list-item>
          <text:p text:style-name="P11">Some controllers lead ultimately to the rendering of a complete HTML page, such as the main topic tree page.</text:p>
        </text:list-item>
        <text:list-item>
          <text:p text:style-name="P11">Some controllers lead to the rendering of a partial HTML fragment, enclosed in a DIV, such as the controller that returns a formatted version of exactly one publication summary. </text:p>
        </text:list-item>
        <text:list-item>
          <text:p text:style-name="P11">Some controllers do not lead to an HTML page, but are rather access points for performing a certain action within the system, such as creating a user or modifying a note. This type of controller might redirect, after completion, to another controller that <text:span text:style-name="T2">does</text:span> render HTML content, but of itself the controller does not render HTML.</text:p>
        </text:list-item>
      </text:list>
      <text:p text:style-name="P12">Q: Do we want to make this distinction somehow more visible in our choice of URL segment names that lead to the different types of controller?</text:p>
      <text:p text:style-name="P13"/>
      <text:p text:style-name="P13"/>
      <text:p text:style-name="P13">There are different entity types/object types/whatever you want to call them in Aigaion. Preferably, we use an as-consistent-as-possible approach to defining controllers for them (create, change, edit, delete, view, ... are all concepts relevant to each of those entity types).</text:p>
      <text:p text:style-name="P13"/>
      <text:p text:style-name="P13"/>
      <text:p text:style-name="P12">Q: Do we want to make different controllers for the <text:span text:style-name="T2">form </text:span><text:span text:style-name="T1">that interfaces to a certain functionality (e.g. delete confirmation form, or publication edit form) and the </text:span><text:span text:style-name="T2">action</text:span><text:span text:style-name="T1"> that actually executes the form (publication/edit and publication/commit)? Or do we want to do this with a fork at the beginning of the controller (publication/edit and publication/edit/commit)?</text:span></text:p>
      <text:p text:style-name="P13"/>
      <text:p text:style-name="P13"/>
      <text:p text:style-name="P13">Lists vs single entities, separating data structures, and database access providing objects, with the last subclassing CI Model, but the first not (something for Wietse to write, I think)</text:p>
      <text:p text:style-name="P13"/>
      <text:h text:style-name="P8" text:outline-level="1">Asynchronous access</text:h>
      <text:h text:style-name="Heading_20_2" text:outline-level="2">Replacing the content of an element </text:h>
      <text:p text:style-name="Text_20_body">Replacing the content of an element with the returned results from an asynch link:</text:p>
      <text:p text:style-name="Text_20_body">Explain the usefullness of the $nowrap parameter in subviews.</text:p>
      <text:h text:style-name="P8" text:outline-level="1">Thingies that are useful</text:h>
      <text:h text:style-name="Heading_20_2" text:outline-level="2">Message and error feedback</text:h>
      <text:h text:style-name="Heading_20_2" text:outline-level="2">Return page stack</text:h>
      <text:h text:style-name="Heading_20_2" text:outline-level="2">Updates to new versions</text:h>
      <text:list text:style-name="L3">
        <text:list-item>
          <text:p text:style-name="P14">describe mechanisms for schema update</text:p>
        </text:list-item>
        <text:list-item>
          <text:p text:style-name="P14">we should make something that locks the site after installing a new release, in such a way that only a Dbadmin can log in. When the version of the code does not match the version of the database, you can never be quite sure what things will happen... E.g.: add in code info about CODE version; if it does not match DATABASE version, lock site. Only DBAdmin can login --&gt; whose login will automatically trigger update calls? And even have the update call first push a database backup towards the client? </text:p>
        </text:list-item>
      </text:list>
      <text:p text:style-name="Text_20_body"/>
      <text:p text:style-name="Text_20_body">checkschema:</text:p>
      <text:p text:style-name="Text_20_body"><text:s text:c="4"/>make a basic infrastructure that is NOT affected by the way in which we choose, in the end, to perform our schema updates, but that offers the following functionalities:</text:p>
      <text:p text:style-name="Text_20_body"><text:s text:c="5"/>- check upon every logged-in page access whether the version of the database matches the version of the code. If so, do nothing.</text:p>
      <text:p text:style-name="Text_20_body"><text:s text:c="5"/>- if not: lock down the site. </text:p>
      <text:p text:style-name="Text_20_body"><text:s text:c="8"/>- logout the logged user</text:p>
      <text:p text:style-name="Text_20_body"><text:s text:c="8"/>- upon a new login, with a locked site: </text:p>
      <text:p text:style-name="Text_20_body"><text:s text:c="12"/>- if user is not a dbadmin, fail with a message</text:p>
      <text:p text:style-name="Text_20_body"><text:s text:c="12"/>- if user is a dbadmin, proceed to update the schema</text:p>
      <text:p text:style-name="Text_20_body"><text:s text:c="8"/></text:p>
      <text:p text:style-name="Text_20_body"><text:s text:c="4"/>The actual schema updates are not implemented yet; only the lockdown mechanism will be created for starters</text:p>
      <text:p text:style-name="Text_20_body"><text:s text:c="4"/></text:p>
      <text:h text:style-name="P8" text:outline-level="1">Documentation</text:h>
      <text:h text:style-name="Heading_20_2" text:outline-level="2">Controllers</text:h>
      <text:p text:style-name="Text_20_body">Each controller access point should document at least: </text:p>
      <text:list text:style-name="L4">
        <text:list-item>
          <text:p text:style-name="P15">name: url </text:p>
        </text:list-item>
        <text:list-item>
          <text:p text:style-name="P15">function: what does it do? </text:p>
        </text:list-item>
        <text:list-item>
          <text:p text:style-name="P15">Failure conditions</text:p>
        </text:list-item>
        <text:list-item>
          <text:p text:style-name="P15">url parameters: to be passed through segments and their meaning </text:p>
        </text:list-item>
        <text:list-item>
          <text:p text:style-name="P15">post parameters: to be passed via POST and their meaning </text:p>
        </text:list-item>
        <text:list-item>
          <text:p text:style-name="P15">result: full page or partial </text:p>
        </text:list-item>
        <text:list-item>
          <text:p text:style-name="P15">redirect: if appropriate, where will page redirect </text:p>
        </text:list-item>
        <text:list-item>
          <text:p text:style-name="P15">furthermore it would be sensible if we also say something about which views are used by the controller and in what context the controller gets called </text:p>
        </text:list-item>
      </text:list>
      <text:h text:style-name="Heading_20_2" text:outline-level="2">Views</text:h>
      <text:p text:style-name="Text_20_body">Each view should at least document at the beginning of the file: </text:p>
      <text:list text:style-name="L5">
        <text:list-item>
          <text:p text:style-name="P16">name of view </text:p>
        </text:list-item>
        <text:list-item>
          <text:p text:style-name="P16">expected parameters passed through load view and through load vars</text:p>
        </text:list-item>
        <text:list-item>
          <text:p text:style-name="P16">what it displays</text:p>
        </text:list-item>
        <text:list-item>
          <text:p text:style-name="P16">furthermore it would be sensible if we also say something about in what context the view gets called</text:p>
        </text:list-item>
      </text:list>
      <text:p text:style-name="Text_20_body"/>
      <text:h text:style-name="P8" text:outline-level="1">Database Character set and Collation</text:h>
      <text:h text:style-name="Heading_20_2" text:outline-level="2">Character set</text:h>
      <text:p text:style-name="Text_20_body">Definition of character set: The bit sequences used to encode a certain alphabet</text:p>
      <text:p text:style-name="Text_20_body">Standard US-ASCII only uses 7 bits per character and can thus only encode 127 characters. More common are the ISO-8859-x character sets. They use 8 bit encoding and thus can encode 255 characters. Since this is not enough to encode all characters that occur in all languages over the world, there are 15 specified sets (ISO-8859-1 – ISO-8859-16, ISO-8859-12 is not used.</text:p>
      <text:p text:style-name="Text_20_body">The unicode consortium (<text:a xlink:type="simple" xlink:href="http://www.unicode.org/">www.unicode.org</text:a>, 1991) initiated an alternative encoding scheme, allowing multiple bytes per character. It allows encoding all available characters in one single character set and thus seems to be what we need for an international bibliographic system.</text:p>
      <text:p text:style-name="Text_20_body">MySQL supports all available character sets. The character set can be specified for one entire database, per table, or even per column. One default character set for the entire Aigaion database seems the logic choice.</text:p>
      <text:p text:style-name="Text_20_body">Syntax:</text:p>
      <text:p text:style-name="Preformatted_20_Text">CREATE DATABASE d1</text:p>
      <text:p text:style-name="Preformatted_20_Text"><text:s text:c="4"/>DEFAULT CHARACTER SET utf8</text:p>
      <text:p text:style-name="Preformatted_20_Text">USE d1;</text:p>
      <text:p text:style-name="Preformatted_20_Text">CREATE TABLE t1</text:p>
      <text:p text:style-name="Preformatted_20_Text">(</text:p>
      <text:p text:style-name="Preformatted_20_Text"><text:s text:c="4"/>c1 CHAR(10)</text:p>
      <text:p text:style-name="P17">);</text:p>
      <text:h text:style-name="Heading_20_2" text:outline-level="2">Collation</text:h>
      <text:p text:style-name="Text_20_body">Mysql 'WHERE' queries are case-insensitive. MySQL thus needs to know the relationships between characters. These relations (A == a may be character 29 == character 231), are defined in the 'collation'.</text:p>
      <text:p text:style-name="Text_20_body">Example:</text:p>
      <text:p text:style-name="Preformatted_20_Text">SELECT X FROM T ORDER BY X COLLATE <text:span text:style-name="Source_20_Text"><text:span text:style-name="Emphasis">collation_name</text:span></text:span>;</text:p>
      <text:p text:style-name="Text_20_body">The following table shows the resulting order of the values if we use <text:span text:style-name="Source_20_Text">ORDER BY</text:span> with different collations: </text:p>
      <table:table table:name="Table1" table:style-name="Table1">
        <table:table-column table:style-name="Table1.A" table:number-columns-repeated="2"/>
        <table:table-column table:style-name="Table1.C"/>
        <table:table-row>
          <table:table-cell table:style-name="Table1.A1" office:value-type="string">
            <text:p text:style-name="Table_20_Contents"><text:span text:style-name="Source_20_Text">latin1_swedish_ci</text:span></text:p>
          </table:table-cell>
          <table:table-cell table:style-name="Table1.A1" office:value-type="string">
            <text:p text:style-name="Table_20_Contents"><text:span text:style-name="Source_20_Text">latin1_german1_ci</text:span></text:p>
          </table:table-cell>
          <table:table-cell table:style-name="Table1.C1" office:value-type="string">
            <text:p text:style-name="Table_20_Contents"><text:span text:style-name="Source_20_Text">latin1_german2_ci</text:span></text:p>
          </table:table-cell>
        </table:table-row>
        <table:table-row>
          <table:table-cell table:style-name="Table1.A2" office:value-type="string">
            <text:p text:style-name="Table_20_Contents">Muffler</text:p>
          </table:table-cell>
          <table:table-cell table:style-name="Table1.A2" office:value-type="string">
            <text:p text:style-name="Table_20_Contents">Muffler</text:p>
          </table:table-cell>
          <table:table-cell table:style-name="Table1.C2" office:value-type="string">
            <text:p text:style-name="Table_20_Contents">Müller</text:p>
          </table:table-cell>
        </table:table-row>
        <table:table-row>
          <table:table-cell table:style-name="Table1.A2" office:value-type="string">
            <text:p text:style-name="Table_20_Contents">MX Systems</text:p>
          </table:table-cell>
          <table:table-cell table:style-name="Table1.A2" office:value-type="string">
            <text:p text:style-name="Table_20_Contents">Müller</text:p>
          </table:table-cell>
          <table:table-cell table:style-name="Table1.C2" office:value-type="string">
            <text:p text:style-name="Table_20_Contents">Muffler</text:p>
          </table:table-cell>
        </table:table-row>
        <table:table-row>
          <table:table-cell table:style-name="Table1.A2" office:value-type="string">
            <text:p text:style-name="Table_20_Contents">Müller</text:p>
          </table:table-cell>
          <table:table-cell table:style-name="Table1.A2" office:value-type="string">
            <text:p text:style-name="Table_20_Contents">MX Systems</text:p>
          </table:table-cell>
          <table:table-cell table:style-name="Table1.C2" office:value-type="string">
            <text:p text:style-name="Table_20_Contents">MX Systems</text:p>
          </table:table-cell>
        </table:table-row>
        <table:table-row>
          <table:table-cell table:style-name="Table1.A2" office:value-type="string">
            <text:p text:style-name="Table_20_Contents">MySQL</text:p>
          </table:table-cell>
          <table:table-cell table:style-name="Table1.A2" office:value-type="string">
            <text:p text:style-name="Table_20_Contents">MySQL</text:p>
          </table:table-cell>
          <table:table-cell table:style-name="Table1.C2" office:value-type="string">
            <text:p text:style-name="Table_20_Contents">MySQL</text:p>
          </table:table-cell>
        </table:table-row>
      </table:table>
      <text:p text:style-name="Text_20_body"/>
      <text:h text:style-name="Heading_20_2" text:outline-level="2">Implications</text:h>
      <text:p text:style-name="Text_20_body">Now string similarity in MySQL is defined by its collation, we should pick the correct collation for most use cases as the default (available collations: <text:span text:style-name="Source_20_Text"><text:span text:style-name="Strong_20_Emphasis">SHOW COLLATION LIKE 'utf8%';</text:span></text:span><text:span text:style-name="Source_20_Text"><text:span text:style-name="T3">). </text:span></text:span></text:p>
      <text:p text:style-name="Text_20_body">Maybe, collation should be settable as site-setting?</text:p>
      <text:h text:style-name="Heading_20_2" text:outline-level="2">Comments from MySQL Forum </text:h>
      <text:p text:style-name="P18">PHP/mysql connections seem to be made by default in latin1, so if you are experiencing problems with characters just set everything you can to UTF-8 (collations, charsets, html page encoding) and just after connecting to the database send the following sql query to Mysql:<text:line-break/><text:line-break/>SET NAMES 'utf8'<text:line-break/><text:line-break/>This should be done once every time you connect to mysql. </text:p>
      <text:p text:style-name="P18">---</text:p>
      <text:p text:style-name="P18">add to the .htaccess file this single line:<text:line-break/><text:line-break/>AddDefaultCharset UTF-8 </text:p>
      <text:p text:style-name="P18">---</text:p>
      <text:p text:style-name="P18">Hi <text:line-break/><text:line-break/>To use UTF encoding all the times, set the SET NAMES directive in your mysql config file. See <text:a xlink:type="simple" xlink:href="http://dev.mysql.com/doc/refman/5.0/en/charset-connection.html">the mysql documentation</text:a> about this. Works in 4.1 as well. <text:line-break/><text:line-break/>Otherwise, you’ll just have to call the SET NAME query before running your normal queries. <text:line-break/><text:line-break/>See the CI user guide: user_guide/database/connecting.html <text:line-break/>You can manually connect to the database. In oter words, don’t set database in autoload.php <text:line-break/><text:line-break/>Then, in your controller/model contructor, when you load the database, run the db queries to allow for unicode characters in table and field names, as well as the data itself. </text:p>
      <text:p text:style-name="Text_20_body"><text:span text:style-name="T4">class </text:span><text:span text:style-name="T5">MyModel </text:span><text:span text:style-name="T4">extends </text:span><text:span text:style-name="T5">Model {<text:line-break/><text:line-break/>     </text:span><text:span text:style-name="T4">function </text:span><text:span text:style-name="T5">BlogMyModelmodel</text:span><text:span text:style-name="T4">()<text:line-break/>     </text:span><text:span text:style-name="T5">{<text:line-break/>         </text:span><text:span text:style-name="T6">// Call the Model constructor<text:line-break/>         </text:span><text:span text:style-name="T5">parent</text:span><text:span text:style-name="T4">::</text:span><text:span text:style-name="T5">Model</text:span><text:span text:style-name="T4">();<text:line-break/>        <text:line-break/>        </text:span><text:span text:style-name="T6">// load the database<text:line-break/>        </text:span><text:span text:style-name="T5">$this</text:span><text:span text:style-name="T4">-&gt;</text:span><text:span text:style-name="T5">load</text:span><text:span text:style-name="T4">-&gt;</text:span><text:span text:style-name="T5">database</text:span><text:span text:style-name="T4">();<text:line-break/>        </text:span><text:span text:style-name="T6">// Set the collating parameters.<text:line-break/>        </text:span><text:span text:style-name="T5">$this</text:span><text:span text:style-name="T4">-&gt;</text:span><text:span text:style-name="T5">db</text:span><text:span text:style-name="T4">-&gt;</text:span><text:span text:style-name="T5">query</text:span><text:span text:style-name="T4">(</text:span><text:span text:style-name="T7">'SET NAMES utf8'</text:span><text:span text:style-name="T4">);<text:line-break/>        </text:span><text:span text:style-name="T5">$this</text:span><text:span text:style-name="T4">-&gt;</text:span><text:span text:style-name="T5">db</text:span><text:span text:style-name="T4">-&gt;</text:span><text:span text:style-name="T5">query</text:span><text:span text:style-name="T4">(</text:span><text:span text:style-name="T7">'SET CHARACTER SET utf8'</text:span><text:span text:style-name="T4">);<text:line-break/><text:line-break/>     </text:span><text:span text:style-name="T5">}<text:line-break/>     <text:line-break/>     </text:span><text:span text:style-name="T4">function </text:span><text:span text:style-name="T5">get_entries</text:span><text:span text:style-name="T4">()<text:line-break/>     </text:span><text:span text:style-name="T5">{<text:line-break/>         $query </text:span><text:span text:style-name="T4">= </text:span><text:span text:style-name="T5">$this</text:span><text:span text:style-name="T4">-&gt;</text:span><text:span text:style-name="T5">db</text:span><text:span text:style-name="T4">-&gt;</text:span><text:span text:style-name="T5">get</text:span><text:span text:style-name="T4">(</text:span><text:span text:style-name="T7">'entries'</text:span><text:span text:style-name="T4">, </text:span><text:span text:style-name="T5">10</text:span><text:span text:style-name="T4">);<text:line-break/>         return </text:span><text:span text:style-name="T5">$query</text:span><text:span text:style-name="T4">-&gt;</text:span><text:span text:style-name="T5">result</text:span><text:span text:style-name="T4">();<text:line-break/>     </text:span><text:span text:style-name="T5">}<text:line-break/>}</text:span><text:span text:style-name="Source_20_Text"> </text:span></text:p>
      <text:p text:style-name="Text_20_body"><text:line-break/>I’ve had very painful experience with Unicode, so its best to :- <text:line-break/>- check your PHP configuration for Unicode support <text:line-break/>- check your apache/web server configuration for Unicode support <text:line-break/>- Check that the php files and HTML files are stored as UTF as well. ‘Save as” on most decent editors allow you to set encoding. On <text:line-break/>UNIX/Linux, use the ‘iconv’ command to convert encoding. <text:line-break/>- check your web page META tags for UTF character set. Some web page generators set this to iso-8859-1 by default. </text:p>
      <text:p text:style-name="P19"><text:span text:style-name="T4">&lt;</text:span><text:span text:style-name="T5">meta http</text:span><text:span text:style-name="T4">-</text:span><text:span text:style-name="T5">equiv</text:span><text:span text:style-name="T4">=</text:span><text:span text:style-name="T7">"content-type" </text:span><text:span text:style-name="T5">content</text:span><text:span text:style-name="T4">=</text:span><text:span text:style-name="T7">"text/html; charset=utf-8" </text:span><text:span text:style-name="T4">/&gt;</text:span><text:span text:style-name="Source_20_Text">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73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3-20T21:08:41</meta:creation-date>
    <dc:date>2007-05-15T19:55:27</dc:date>
    <dc:language>en-US</dc:language>
    <meta:editing-cycles>14</meta:editing-cycles>
    <meta:editing-duration>P1DT0H32M11S</meta:editing-duration>
    <meta:user-defined meta:name="Info 1"/>
    <meta:user-defined meta:name="Info 2"/>
    <meta:user-defined meta:name="Info 3"/>
    <meta:user-defined meta:name="Info 4"/>
    <meta:document-statistic meta:table-count="1" meta:image-count="0" meta:object-count="0" meta:page-count="11" meta:paragraph-count="123" meta:word-count="1527" meta:character-count="9471"/>
  </office:meta>
</office:document-meta>
</file>